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 style:list-style-name="L1">
      <style:text-properties fo:font-size="12pt" style:font-size-asian="12pt" style:font-size-complex="12pt"/>
    </style:style>
    <style:style style:name="P5" style:family="paragraph" style:parent-style-name="Standard" style:list-style-name="L2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jarat</text:p>
      <text:p text:style-name="P1"/>
      <text:list xml:id="list501701804" text:style-name="L1">
        <text:list-item>
          <text:p text:style-name="P4">filenames files<text:line-break/>2. input.f90<text:line-break/>3. maxtemp, mintemp, raidation and rainfall files. these need to be  <text:line-break/>put in a folder called "inputs_gujarat" and then another folder called  <text:line-break/>"weather"<text:line-break/>4. the observed yields. this file needs to be put in a folder called  <text:line-break/>"inputs_gujarat" and then another folder called "yield"</text:p>
        </text:list-item>
      </text:list>
      <text:p text:style-name="P1"/>
      <text:list xml:id="list723418515" text:style-name="L2">
        <text:list-item>
          <text:p text:style-name="P5">the two parameter files<text:line-break/>2. the two output files. as a test to see if it is set up correctly,  <text:line-break/>you're output should match these</text:p>
        </text:list-item>
      </text:list>
      <text:p text:style-name="P1"/>
      <text:p text:style-name="P1">put these in your glam folder. type "testgnutcal_guj" to do the  <text:line-break/>calibration step and "testgnutrun_guj" to do the full glam ru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09T12:13:31</meta:creation-date>
    <dc:date>2010-12-09T13:37:21</dc:date>
    <meta:editing-duration>PT00H04M14S</meta:editing-duration>
    <meta:editing-cycles>3</meta:editing-cycles>
    <meta:generator>OpenOffice.org/3.1$Unix OpenOffice.org_project/310m19$Build-9420</meta:generator>
    <meta:document-statistic meta:table-count="0" meta:image-count="0" meta:object-count="0" meta:page-count="1" meta:paragraph-count="4" meta:word-count="97" meta:character-count="574"/>
  </office:meta>
</office:document-meta>
</file>